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57.3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Time Taken (microsecond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.19" calcext:value-type="float">
            <text:p>1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08:41.433779855</meta:creation-date>
    <dc:date>2016-10-25T17:27:15.063963429</dc:date>
    <meta:editing-duration>PT7M33S</meta:editing-duration>
    <meta:editing-cycles>1</meta:editing-cycles>
    <meta:document-statistic meta:table-count="1" meta:cell-count="12" meta:object-count="0"/>
    <meta:generator>LibreOffice/5.1.5.2$Linux_X86_64 LibreOffice_project/10m0$Build-2</meta:generator>
  </office:meta>
</office:document-meta>
</file>